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JagTrack</text:p>
      <text:p text:style-name="P1"/>
      <text:p text:style-name="P1">Artifact Portfol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rch 20<text:span text:style-name="T1">th</text:span>,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n </meta:initial-creator>
    <meta:creation-date>2012-03-20T02:07:20</meta:creation-date>
    <meta:printed-by>hayden </meta:printed-by>
    <meta:print-date>2012-03-20T02:08:44</meta:print-date>
    <meta:document-statistic meta:table-count="0" meta:image-count="0" meta:object-count="0" meta:page-count="1" meta:paragraph-count="3" meta:word-count="6" meta:character-count="42" meta:non-whitespace-character-count="39"/>
    <dc:date>2012-03-20T02:12:57</dc:date>
    <dc:creator>hayden </dc:creator>
    <meta:editing-duration>PT5M38S</meta:editing-duration>
    <meta:editing-cycles>1</meta:editing-cycles>
    <meta:generator>LibreOffice/3.4$Linux LibreOffice_project/340m1$Build-302</meta:generator>
  </office:meta>
</office:document-meta>
</file>